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14" office:value-type="string" calcext:value-type="string">
            <text:p>mobility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office:value-type="string" calcext:value-type="string">
            <text:p>stress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cissor Jump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tic Lun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 table:number-rows-repeated="1048515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1:Sheet1.L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9:25:19.775711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07T21:34:14.271388990</dc:date>
    <meta:editing-duration>P15DT10H55M53S</meta:editing-duration>
    <meta:editing-cycles>84</meta:editing-cycles>
    <meta:document-statistic meta:table-count="1" meta:cell-count="503" meta:object-count="0"/>
  </office:meta>
</office:document-meta>
</file>